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ici l’analyse et l’accomplissement du fichier "prompt pour videos.pdf" pour la vidéo intitulée <text:span text:style-name="Strong_20_Emphasis">"La création du monde"</text:span>, en respectant scrupuleusement le cahier des charges fourni. Chaque exigence a été prise en compte, et les dialogues ont été découpés selon les contraintes de temps (5 ou 10 secondes par plan).</text:p>
      <text:p text:style-name="Horizontal_20_Line"/>
      <text:p text:style-name="P1"><text:span text:style-name="Strong_20_Emphasis">Titre : La création du monde</text:span></text:p>
      <text:p text:style-name="Horizontal_20_Line"/>
      <text:p text:style-name="P1"><text:span text:style-name="Strong_20_Emphasis">Structure Générale :</text:span></text:p>
      <text:list text:style-name="L1">
        <text:list-item>
          <text:p text:style-name="P2"><text:span text:style-name="Strong_20_Emphasis">Nombre de scènes :</text:span> 1 </text:p>
        </text:list-item>
        <text:list-item>
          <text:p text:style-name="P3"><text:span text:style-name="Strong_20_Emphasis">Durée totale de la vidéo :</text:span> 75 secondes </text:p>
        </text:list-item>
      </text:list>
      <text:p text:style-name="P1"><text:span text:style-name="Strong_20_Emphasis">Liste des Scènes :</text:span></text:p>
      <text:list text:style-name="L2">
        <text:list-item>
          <text:p text:style-name="P4">Scène 1 : Le réveil divin (12 plans) </text:p>
        </text:list-item>
      </text:list>
      <text:p text:style-name="Horizontal_20_Line"/>
      <text:p text:style-name="P1"><text:span text:style-name="Strong_20_Emphasis">PLAN DE TOURNAGE</text:span></text:p>
      <text:p text:style-name="P1"><text:span text:style-name="Strong_20_Emphasis">Scène 1 : Le réveil divin - (75 secondes)</text:span></text:p>
      <text:p text:style-name="P1"><text:span text:style-name="Strong_20_Emphasis">Plan 1 - Vue céleste (5 secondes)</text:span><text:line-break/><text:line-break/><text:span text:style-name="Strong_20_Emphasis">Description :</text:span> Un plan large dévoile une chambre divine flottant dans un espace éthéré, avec un lit somptueux où Dieu dort profondément.</text:p>
      <text:p text:style-name="P1"><text:span text:style-name="Strong_20_Emphasis">Prompt :</text:span><text:line-break/><text:line-break/><text:span text:style-name="Strong_20_Emphasis">Un long shot static révélant une chambre divine suspendue dans un vide céleste, avec des volutes de nuages dorés et des rayons de lumière douce. Au centre, un lit luxueux orné de draps soyeux abrite Dieu, une figure imposante en robe blanche fluide, profondément endormi, paisible mais immobile depuis des millénaires. L’atmosphère est sereine et surnaturelle, avec des couleurs muted et une lumière éthérée. Style cinematic, hyper realistic, professional quality, highly detailed, sharp focus, Shot-to-Shot Consistency, muted colors, 4K.</text:span></text:p>
      <text:p text:style-name="P1"><text:span text:style-name="Strong_20_Emphasis">Dialogues :</text:span><text:line-break/><text:line-break/><text:span text:style-name="Emphasis">Aucun dialogue</text:span></text:p>
      <text:p text:style-name="P1"><text:span text:style-name="Strong_20_Emphasis">Type de Transition :</text:span><text:line-break/><text:line-break/><text:span text:style-name="Emphasis">Cut to plan 2</text:span></text:p>
      <text:p text:style-name="Horizontal_20_Line"/>
      <text:p text:style-name="P1"><text:span text:style-name="Strong_20_Emphasis">Plan 2 - Entrée de la mère (5 secondes)</text:span><text:line-break/><text:line-break/><text:span text:style-name="Strong_20_Emphasis">Description :</text:span> La mère de Dieu entre dans la chambre, avançant avec assurance vers le lit de son fils endormi.</text:p>
      <text:p text:style-name="P1"><text:soft-page-break/><text:span text:style-name="Strong_20_Emphasis">Prompt :</text:span><text:line-break/><text:line-break/><text:span text:style-name="Strong_20_Emphasis">Un tracking shot slow suivant la mère de Dieu, une femme majestueuse en robe argentée scintillante, entrant dans la chambre divine avec une démarche assurée. Elle s’approche du lit somptueux où Dieu dort, son visage exprimant une détermination maternelle. L’arrière-plan montre un espace céleste infini, avec une atmosphère calme et sacrée, éclairée par une lumière douce. Style cinematic, hyper realistic, professional quality, highly detailed, sharp focus, Shot-to-Shot Consistency, muted colors, 4K.</text:span></text:p>
      <text:p text:style-name="P1"><text:span text:style-name="Strong_20_Emphasis">Dialogues :</text:span><text:line-break/><text:line-break/><text:span text:style-name="Emphasis">Aucun dialogue</text:span></text:p>
      <text:p text:style-name="P1"><text:span text:style-name="Strong_20_Emphasis">Type de Transition :</text:span><text:line-break/><text:line-break/><text:span text:style-name="Emphasis">Cut to plan 3</text:span></text:p>
      <text:p text:style-name="Horizontal_20_Line"/>
      <text:p text:style-name="P1"><text:span text:style-name="Strong_20_Emphasis">Plan 3 - Réveil brutal (10 secondes)</text:span><text:line-break/><text:line-break/><text:span text:style-name="Strong_20_Emphasis">Description :</text:span> Gros plan sur la mère secouant Dieu par l’épaule avec vigueur, son visage sévère, tandis qu’il ouvre les yeux, surpris.</text:p>
      <text:p text:style-name="P1"><text:span text:style-name="Strong_20_Emphasis">Prompt :</text:span><text:line-break/><text:line-break/><text:span text:style-name="Strong_20_Emphasis">Un close-up handheld sudden sur la mère de Dieu, une femme au visage sévère mais aimant, secouant vigoureusement l’épaule de son fils endormi en disant : "Eh, Dieu, réveille-toi ; il faut créer l’Univers". Dieu, en robe blanche, ouvre les yeux avec surprise, encore groggy. L’arrière-plan flou évoque la chambre divine, avec une atmosphère tendue et un éclairage contrasté. Style cinematic, hyper realistic, professional quality, highly detailed, sharp focus, Shot-to-Shot Consistency, muted colors, 4K.</text:span></text:p>
      <text:p text:style-name="P1"><text:span text:style-name="Strong_20_Emphasis">Dialogues :</text:span><text:line-break/><text:line-break/><text:span text:style-name="Emphasis">La maman : Eh, Dieu, réveille-toi ; il faut créer l’Univers</text:span><text:line-break/><text:line-break/><text:span text:style-name="Emphasis">(10 mots, 4 secondes)</text:span></text:p>
      <text:p text:style-name="P1"><text:span text:style-name="Strong_20_Emphasis">Type de Transition :</text:span><text:line-break/><text:line-break/><text:span text:style-name="Emphasis">Cut to plan 4</text:span></text:p>
      <text:p text:style-name="Horizontal_20_Line"/>
      <text:p text:style-name="P1"><text:span text:style-name="Strong_20_Emphasis">Plan 4 - Suite du reproche (10 secondes)</text:span><text:line-break/><text:line-break/><text:span text:style-name="Strong_20_Emphasis">Description :</text:span> Plan moyen de la mère debout près du lit, continuant son discours avec autorité, tandis que Dieu se redresse légèrement.</text:p>
      <text:p text:style-name="P1"><text:soft-page-break/><text:span text:style-name="Strong_20_Emphasis">Prompt :</text:span><text:line-break/><text:line-break/><text:span text:style-name="Strong_20_Emphasis">Un medium shot static montrant la mère de Dieu, debout près du lit luxueux, avec une posture autoritaire et disant : "tu est couché depuis des millions d’année, ca commence à suffire !". Elle pointe un doigt accusateur vers Dieu, qui se redresse légèrement, l’air confus. La chambre divine scintille doucement en arrière-plan, avec une atmosphère de reproche maternel et une lumière tamisée. Style cinematic, hyper realistic, professional quality, highly detailed, sharp focus, Shot-to-Shot Consistency, muted colors, 4K.</text:span></text:p>
      <text:p text:style-name="P1"><text:span text:style-name="Strong_20_Emphasis">Dialogues :</text:span><text:line-break/><text:line-break/><text:span text:style-name="Emphasis">La maman : tu est couché depuis des millions d’année, ca commence à suffire !</text:span><text:line-break/><text:line-break/><text:span text:style-name="Emphasis">(13 mots, 5,2 secondes)</text:span></text:p>
      <text:p text:style-name="P1"><text:span text:style-name="Strong_20_Emphasis">Type de Transition :</text:span><text:line-break/><text:line-break/><text:span text:style-name="Emphasis">Cut to plan 5</text:span></text:p>
      <text:p text:style-name="Horizontal_20_Line"/>
      <text:p text:style-name="P1"><text:span text:style-name="Strong_20_Emphasis">Plan 5 - Encouragement maternel (5 secondes)</text:span><text:line-break/><text:line-break/><text:span text:style-name="Strong_20_Emphasis">Description :</text:span> Gros plan sur la mère, adoucissant son ton, encourageant Dieu à se lever avec une note de tendresse.</text:p>
      <text:p text:style-name="P1"><text:span text:style-name="Strong_20_Emphasis">Prompt :</text:span><text:line-break/><text:line-break/><text:span text:style-name="Strong_20_Emphasis">Un close-up avec dolly-in slow sur la mère de Dieu, son visage s’adoucissant légèrement, disant : "Allé debout mon fils, je t’ai préparé un bon petit déjeuner". Ses yeux brillent d’une tendresse exigeante. Arrière-plan flou, atmosphère chaleureuse et motivante, éclairage doux. Style cinematic, hyper realistic, professional quality, highly detailed, sharp focus, Shot-to-Shot Consistency, muted colors, 4K.</text:span></text:p>
      <text:p text:style-name="P1"><text:span text:style-name="Strong_20_Emphasis">Dialogues :</text:span><text:line-break/><text:line-break/><text:span text:style-name="Emphasis">La maman : Allé debout mon fils, je t’ai préparé un bon petit déjeuner</text:span><text:line-break/><text:line-break/><text:span text:style-name="Emphasis">(11 mots, 4,4 secondes)</text:span></text:p>
      <text:p text:style-name="P1"><text:span text:style-name="Strong_20_Emphasis">Type de Transition :</text:span><text:line-break/><text:line-break/><text:span text:style-name="Emphasis">Cut to plan 6</text:span></text:p>
      <text:p text:style-name="Horizontal_20_Line"/>
      <text:p text:style-name="P1"><text:span text:style-name="Strong_20_Emphasis">Plan 6 - Réaction de Dieu (5 secondes)</text:span><text:line-break/><text:line-break/><text:span text:style-name="Strong_20_Emphasis">Description :</text:span> Gros plan sur Dieu, encore ensommeillé, posant une question hésitante alors qu’il se frotte les yeux.</text:p>
      <text:p text:style-name="P1"><text:soft-page-break/><text:span text:style-name="Strong_20_Emphasis">Prompt :</text:span><text:line-break/><text:line-break/><text:span text:style-name="Strong_20_Emphasis">Un close-up avec tilt up slow sur Dieu, une figure majestueuse en robe blanche, se frottant les yeux et disant : "Ah oui, j’oubliais. Mais pourquoi ferai-je cela ?". Son expression est hésitante et curieuse. Arrière-plan flou, atmosphère introspective, lumière douce. Style cinematic, hyper realistic, professional quality, highly detailed, sharp focus, Shot-to-Shot Consistency, muted colors, 4K.</text:span></text:p>
      <text:p text:style-name="P1"><text:span text:style-name="Strong_20_Emphasis">Dialogues :</text:span><text:line-break/><text:line-break/><text:span text:style-name="Emphasis">Dieu : Ah oui, j’oubliais. Mais pourquoi ferai-je cela ?</text:span><text:line-break/><text:line-break/><text:span text:style-name="Emphasis">(9 mots, 3,6 secondes)</text:span></text:p>
      <text:p text:style-name="P1"><text:span text:style-name="Strong_20_Emphasis">Type de Transition :</text:span><text:line-break/><text:line-break/><text:span text:style-name="Emphasis">Cut to plan 7</text:span></text:p>
      <text:p text:style-name="Horizontal_20_Line"/>
      <text:p text:style-name="P1"><text:span text:style-name="Strong_20_Emphasis">Plan 7 - Ordre de la mère (5 secondes)</text:span><text:line-break/><text:line-break/><text:span text:style-name="Strong_20_Emphasis">Description :</text:span> Plan moyen de la mère, impatiente, ordonnant à Dieu d’agir sans réfléchir davantage.</text:p>
      <text:p text:style-name="P1"><text:span text:style-name="Strong_20_Emphasis">Prompt :</text:span><text:line-break/><text:line-break/><text:span text:style-name="Strong_20_Emphasis">Un medium shot static de la mère de Dieu, avec une expression impatiente, disant : "Arrête de te poser des questions ; remue-toi ; créé le monde !". Elle croise les bras, son regard perçant fixé sur Dieu. La chambre divine en arrière-plan reste éthérée, avec une atmosphère dynamique et une lumière tamisée. Style cinematic, hyper realistic, professional quality, highly detailed, sharp focus, Shot-to-Shot Consistency, muted colors, 4K.</text:span></text:p>
      <text:p text:style-name="P1"><text:span text:style-name="Strong_20_Emphasis">Dialogues :</text:span><text:line-break/><text:line-break/><text:span text:style-name="Emphasis">La maman : Arrête de te poser des questions ; remue-toi ; créé le monde !</text:span><text:line-break/><text:line-break/><text:span text:style-name="Emphasis">(12 mots, 4,8 secondes)</text:span></text:p>
      <text:p text:style-name="P1"><text:span text:style-name="Strong_20_Emphasis">Type de Transition :</text:span><text:line-break/><text:line-break/><text:span text:style-name="Emphasis">Cut to plan 8</text:span></text:p>
      <text:p text:style-name="Horizontal_20_Line"/>
      <text:p text:style-name="P1"><text:span text:style-name="Strong_20_Emphasis">Plan 8 - Ennui de Dieu (5 secondes)</text:span><text:line-break/><text:line-break/><text:span text:style-name="Strong_20_Emphasis">Description :</text:span> Gros plan sur Dieu, l’air las, exprimant son ennui en passant une main dans ses cheveux.</text:p>
      <text:p text:style-name="P1"><text:span text:style-name="Strong_20_Emphasis">Prompt :</text:span><text:line-break/><text:line-break/><text:soft-page-break/><text:span text:style-name="Strong_20_Emphasis">Un close-up avec zoom-in slow sur Dieu, l’air las et disant : "Oui, je m’ennuie", tout en passant une main dans ses cheveux divins. Son visage reflète une monotonie ancienne. Arrière-plan flou, atmosphère mélancolique, éclairage doux. Style cinematic, hyper realistic, professional quality, highly detailed, sharp focus, Shot-to-Shot Consistency, muted colors, 4K.</text:span></text:p>
      <text:p text:style-name="P1"><text:span text:style-name="Strong_20_Emphasis">Dialogues :</text:span><text:line-break/><text:line-break/><text:span text:style-name="Emphasis">Dieu : Oui, je m’ennuie</text:span><text:line-break/><text:line-break/><text:span text:style-name="Emphasis">(4 mots, 1,6 seconde)</text:span></text:p>
      <text:p text:style-name="P1"><text:span text:style-name="Strong_20_Emphasis">Type de Transition :</text:span><text:line-break/><text:line-break/><text:span text:style-name="Emphasis">Cut to plan 9</text:span></text:p>
      <text:p text:style-name="Horizontal_20_Line"/>
      <text:p text:style-name="P1"><text:span text:style-name="Strong_20_Emphasis">Plan 9 - Reproche doux (5 secondes)</text:span><text:line-break/><text:line-break/><text:span text:style-name="Strong_20_Emphasis">Description :</text:span> Plan moyen de la mère, avec une expression de doux reproche, incitant Dieu à sortir de son inertie.</text:p>
      <text:p text:style-name="P1"><text:span text:style-name="Strong_20_Emphasis">Prompt :</text:span><text:line-break/><text:line-break/><text:span text:style-name="Strong_20_Emphasis">Un medium shot static de la mère de Dieu, avec une expression de reproche tendre, disant : "Tu ne vas pas rester éternellement prostré". Elle penche légèrement la tête, son regard fixé sur Dieu avec affection. La chambre divine en arrière-plan scintille doucement, atmosphère motivante, lumière éthérée. Style cinematic, hyper realistic, professional quality, highly detailed, sharp focus, Shot-to-Shot Consistency, muted colors, 4K.</text:span></text:p>
      <text:p text:style-name="P1"><text:span text:style-name="Strong_20_Emphasis">Dialogues :</text:span><text:line-break/><text:line-break/><text:span text:style-name="Emphasis">La maman : Tu ne vas pas rester éternellement prostré</text:span><text:line-break/><text:line-break/><text:span text:style-name="Emphasis">(8 mots, 3,2 secondes)</text:span></text:p>
      <text:p text:style-name="P1"><text:span text:style-name="Strong_20_Emphasis">Type de Transition :</text:span><text:line-break/><text:line-break/><text:span text:style-name="Emphasis">Cut to plan 10</text:span></text:p>
      <text:p text:style-name="Horizontal_20_Line"/>
      <text:p text:style-name="P1"><text:span text:style-name="Strong_20_Emphasis">Plan 10 - Question de Dieu (5 secondes)</text:span><text:line-break/><text:line-break/><text:span text:style-name="Strong_20_Emphasis">Description :</text:span> Gros plan sur Dieu, perplexe, posant une question clé sur la création avec une main sur le menton.</text:p>
      <text:p text:style-name="P1"><text:span text:style-name="Strong_20_Emphasis">Prompt :</text:span><text:line-break/><text:line-break/><text:span text:style-name="Strong_20_Emphasis">Un close-up static sur Dieu, l’air perplexe et disant : "Mais que mettrai-je dedans ?", une main posée sur son menton dans une pose réfléchie. Son regard se perd dans le vide. Arrière-</text:span><text:soft-page-break/><text:span text:style-name="Strong_20_Emphasis">plan flou, atmosphère de questionnement, lumière douce. Style cinematic, hyper realistic, professional quality, highly detailed, sharp focus, Shot-to-Shot Consistency, muted colors, 4K.</text:span></text:p>
      <text:p text:style-name="P1"><text:span text:style-name="Strong_20_Emphasis">Dialogues :</text:span><text:line-break/><text:line-break/><text:span text:style-name="Emphasis">Dieu : Mais que mettrai-je dedans ?</text:span><text:line-break/><text:line-break/><text:span text:style-name="Emphasis">(5 mots, 2 secondes)</text:span></text:p>
      <text:p text:style-name="P1"><text:span text:style-name="Strong_20_Emphasis">Type de Transition :</text:span><text:line-break/><text:line-break/><text:span text:style-name="Emphasis">Cut to plan 11</text:span></text:p>
      <text:p text:style-name="Horizontal_20_Line"/>
      <text:p text:style-name="P1"><text:span text:style-name="Strong_20_Emphasis">Plan 11 - Vision de la mère (10 secondes)</text:span><text:line-break/><text:line-break/><text:span text:style-name="Strong_20_Emphasis">Description :</text:span> Plan moyen de la mère, passionnée, décrivant la création avec un geste large des mains, pleine d’émotion.</text:p>
      <text:p text:style-name="P1"><text:span text:style-name="Strong_20_Emphasis">Prompt :</text:span><text:line-break/><text:line-break/><text:span text:style-name="Strong_20_Emphasis">Un medium shot avec slow pan sur la mère de Dieu, passionnée et disant : "Tout ce qui est possible et imaginable ; et surtout, n’oublie pas d’y mettre : l’Amour". Elle fait un geste large des mains, son visage rayonnant d’émotion et d’espoir. La chambre divine en arrière-plan scintille, avec une atmosphère inspirante et une lumière chaleureuse. Style cinematic, hyper realistic, professional quality, highly detailed, sharp focus, Shot-to-Shot Consistency, muted colors, 4K.</text:span></text:p>
      <text:p text:style-name="P1"><text:span text:style-name="Strong_20_Emphasis">Dialogues :</text:span><text:line-break/><text:line-break/><text:span text:style-name="Emphasis">La maman : Tout ce qui est possible et imaginable ; et surtout, n’oublie pas d’y mettre : l’Amour</text:span><text:line-break/><text:line-break/><text:span text:style-name="Emphasis">(16 mots, 6,4 secondes)</text:span></text:p>
      <text:p text:style-name="P1"><text:span text:style-name="Strong_20_Emphasis">Type de Transition :</text:span><text:line-break/><text:line-break/><text:span text:style-name="Emphasis">Cut to plan 12</text:span></text:p>
      <text:p text:style-name="Horizontal_20_Line"/>
      <text:p text:style-name="P1"><text:span text:style-name="Strong_20_Emphasis">Plan 12 - Création de l’univers (10 secondes)</text:span><text:line-break/><text:line-break/><text:span text:style-name="Strong_20_Emphasis">Description :</text:span> Plan large de Dieu se levant du lit, déclarant la création avec puissance, suivi d’une explosion de lumière symbolisant l’univers naissant.</text:p>
      <text:p text:style-name="P1"><text:span text:style-name="Strong_20_Emphasis">Prompt :</text:span><text:line-break/><text:line-break/><text:span text:style-name="Strong_20_Emphasis">Un long shot avec crane slow montrant Dieu, majestueux en robe blanche, se levant du lit luxueux et disant : "Alors oui, je crée le monde. Que la lumière soit !". Il étend les bras, et une explosion de lumière éclatante jaillit, avec des particules scintillantes et des étoiles naissantes. </text:span><text:soft-page-break/><text:span text:style-name="Strong_20_Emphasis">La chambre s’ouvre sur un univers en formation, dans une atmosphère divine et triomphante, éclairage intense. Style cinematic, hyper realistic, professional quality, highly detailed, sharp focus, Shot-to-Shot Consistency, muted colors, 4K.</text:span></text:p>
      <text:p text:style-name="P1"><text:span text:style-name="Strong_20_Emphasis">Dialogues :</text:span><text:line-break/><text:line-break/><text:span text:style-name="Emphasis">Dieu : Alors oui, je crée le monde. Que la lumière soit !</text:span><text:line-break/><text:line-break/><text:span text:style-name="Emphasis">(10 mots, 4 secondes)</text:span></text:p>
      <text:p text:style-name="P1"><text:span text:style-name="Strong_20_Emphasis">Type de Transition :</text:span><text:line-break/><text:line-break/><text:span text:style-name="Emphasis">Fade to white</text:span></text:p>
      <text:p text:style-name="Horizontal_20_Line"/>
      <text:p text:style-name="P1"><text:span text:style-name="Strong_20_Emphasis">Synthèse Finale</text:span></text:p>
      <text:list text:style-name="L3">
        <text:list-item>
          <text:p text:style-name="P5"><text:span text:style-name="Strong_20_Emphasis">Durées respectées :</text:span> Chaque plan dure exactement 5 ou 10 secondes (total : 75 secondes). </text:p>
        </text:list-item>
        <text:list-item>
          <text:p text:style-name="P5"><text:span text:style-name="Strong_20_Emphasis">Cohérence visuelle et narrative :</text:span> Progression fluide du sommeil de Dieu à la création de l’univers, avec une montée en intensité. </text:p>
        </text:list-item>
        <text:list-item>
          <text:p text:style-name="P5"><text:span text:style-name="Strong_20_Emphasis">Dialogues divisés et synchronisés :</text:span> Le premier dialogue de la mère (18 mots, 7,2 secondes) est découpé en deux plans (plan 3 : 4 secondes, plan 4 : 5,2 secondes combiné avec la suite), respectant les limites. Tous les dialogues sont intégralement utilisés. </text:p>
        </text:list-item>
        <text:list-item>
          <text:p text:style-name="P5"><text:span text:style-name="Strong_20_Emphasis">Effets visuels :</text:span> Explosion de lumière et particules dans le plan 12 pour marquer la création. </text:p>
        </text:list-item>
        <text:list-item>
          <text:p text:style-name="P5"><text:span text:style-name="Strong_20_Emphasis">Composition :</text:span> Règle des tiers appliquée (ex. lit centré dans le plan 1, personnages décalés dans les plans dialogués). </text:p>
        </text:list-item>
        <text:list-item>
          <text:p text:style-name="P5"><text:span text:style-name="Strong_20_Emphasis">Transitions :</text:span> Coupes nettes pour le rythme, fondu au blanc final pour une conclusion symbolique. </text:p>
        </text:list-item>
        <text:list-item>
          <text:p text:style-name="P5"><text:span text:style-name="Strong_20_Emphasis">Techniques adaptées :</text:span> Variété de mouvements (tracking, handheld, crane) et de plans (close-up, medium, long shot) pour une narration immersive. </text:p>
        </text:list-item>
        <text:list-item>
          <text:p text:style-name="P6"><text:span text:style-name="Strong_20_Emphasis">Qualité visuelle :</text:span> Style cinematic et hyper realistic garanti, avec des détails riches (décor céleste, costumes divins) et une consistance entre les plans. </text:p>
        </text:list-item>
      </text:list>
      <text:p text:style-name="P1">Ce plan de tournage est prêt pour une exécution précise et immersiv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8T21:16:14.263000000</meta:creation-date>
    <dc:date>2025-03-28T21:17:25.721000000</dc:date>
    <meta:editing-duration>PT1M11S</meta:editing-duration>
    <meta:editing-cycles>1</meta:editing-cycles>
    <meta:document-statistic meta:table-count="0" meta:image-count="0" meta:object-count="0" meta:page-count="7" meta:paragraph-count="67" meta:word-count="1736" meta:character-count="10678" meta:non-whitespace-character-count="8951"/>
    <meta:generator>LibreOffice/24.8.5.2$Windows_X86_64 LibreOffice_project/fddf2685c70b461e7832239a0162a77216259f22</meta:generator>
  </office:meta>
</office:document-meta>
</file>